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cfc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f2212893-4c9e-7f46-4259-9fa06ee807cb"/>Qué es el control de versiones</text:p>
      <text:p text:style-name="Text_20_body"/>
      <text:p text:style-name="P2">El control de versiones (Version Control System o VCS en inglés) es un sistema que registra los cambios realizados sobre un archivo o conjunto de archivos a lo largo del tiempo, de modo que puedas recuperar versiones específicas más adelante. </text:p>
      <text:p text:style-name="Text_20_body"/>
      <text:p text:style-name="P2">Te permite revertir archivos a un estado anterior, revertir el proyecto entero a un estado anterior, comparar cambios a lo largo del tiempo, ver quién modificó por última vez algo que puede estar causando un problema, quién introdujo un error y cuándo, y mucho más. Usar un VCS también significa generalmente que si fastidias o pierdes archivos, puedes recuperarlos fácilmente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08:57.084988941</meta:creation-date>
    <dc:date>2017-02-17T16:11:52.800128124</dc:date>
    <meta:editing-duration>PT2M57S</meta:editing-duration>
    <meta:editing-cycles>1</meta:editing-cycles>
    <meta:document-statistic meta:table-count="0" meta:image-count="0" meta:object-count="0" meta:page-count="1" meta:paragraph-count="4" meta:word-count="106" meta:character-count="651" meta:non-whitespace-character-count="546"/>
    <meta:generator>LibreOffice/5.1.4.2$Linux_X86_64 LibreOffice_project/10m0$Build-2</meta:generator>
  </office:meta>
</office:document-meta>
</file>